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2093804325340437905"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4357359430391189010"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6700131897382628947"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5583075211412839662"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94288467739740672" text:style-name="L5">
        <text:list-item>
          <text:list>
            <text:list-header>
              <text:p text:style-name="P129">0.75 mile splits: 9:06, 9:24, 8:13</text:p>
              <text:p text:style-name="P12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891930539601174004"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7908862809101852321"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389567355581770380"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40239963" text:continue-list="list7908862809101852321"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6544454674779410"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62254"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47185"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40241537" text:continue-numbering="true" text:style-name="L9">
        <text:list-item>
          <text:list>
            <text:list-header>
              <text:p text:style-name="P146">Warm down: <text:span text:style-name="T2">0.25 mile jog home</text:span></text:p>
              <text:p text:style-name="P14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40245024"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65139"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1499470437793125905"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5392351721521521001"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94812351257383729" text:style-name="L12">
        <text:list-item>
          <text:list>
            <text:list-header>
              <text:p text:style-name="P130"><text:s text:c="6"/><text:span text:style-name="T1">3.75 miles of running</text:span> and 0.5 miles of walking</text:p>
              <text:p text:style-name="P130">Mon Dec 6, 2021 30 minutes on elliptical at speeds settings between 15 and 21.</text:p>
              <text:p text:style-name="P130">Thurs Dec 9, 2021 Mixing 2.75 miles of walking and running on the indoor track</text:p>
              <text:p text:style-name="P130"><text:s text:c="7"/><text:span text:style-name="T1">2.25 miles of running</text:span> and 0.5 miles of walking </text:p>
              <text:p text:style-name="P130">Fri Dec10,2021 35 minutes on a stationary recumbent bike at level 12 at various speeds</text:p>
              <text:p text:style-name="P130"><text:s text:c="7"/>Pulse rose to 161</text:p>
              <text:p text:style-name="P130">Sat Dec 11, <text:span text:style-name="T1">3x1 mile</text:span> with ¼ mile walks before, between and after each run.</text:p>
              <text:p text:style-name="P130"><text:s text:c="7"/>Times: 11:45, 11:42, 10:54 </text:p>
              <text:p text:style-name="P130">Mon Dec 13, 2021 35 minutes on stationary recumbent bike. <text:s/>I brought my pulse to 163</text:p>
              <text:p text:style-name="P130">Tues Dec 14, On the indoor track: <text:span text:style-name="T1">3 miles of mainly running</text:span> and a little walking.</text:p>
              <text:list>
                <text:list-item>
                  <text:list>
                    <text:list-header>
                      <text:p text:style-name="P130"><text:s text:c="8"/>Splits: 11:50, 11:48, 11:39</text:p>
                      <text:p text:style-name="P130">Wed Dec 15, 2021 35 minutes on stationary recumbent bike. <text:s/>I brought my pulse to 161</text:p>
                      <text:p text:style-name="P130">Thur Dec 16, 2021 ½ mile walk to Wise Center, 4 mile run/walk averaging 13:02/mile</text:p>
                      <text:p text:style-name="P130"><text:s text:c="8"/>¼ mile walk. <text:s/>About <text:span text:style-name="T1">3.5 miles running</text:span></text:p>
                      <text:p text:style-name="P130">Fri Dec 16 -Sun Dec 19, 2021 <text:span text:style-name="T1">6 miles of running</text:span> and 2 miles of walking</text:p>
                      <text:p text:style-name="P130">Mon <text:s/>Dec 20, 2021 3 cycles with the weight machines</text:p>
                      <text:p text:style-name="P130">Wed Dec 22, 2021 Warm up on indoor track and rest a little. 1.5 mile Splits: 9:57 + 4:47</text:p>
                      <text:list>
                        <text:list-header>
                          <text:p text:style-name="P130"><text:s text:c="8"/>Total miles: <text:span text:style-name="T1">2.3 miles </text:span></text:p>
                          <text:p text:style-name="P13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57239" text:continue-numbering="true" text:style-name="L12">
        <text:list-item>
          <text:list>
            <text:list-header>
              <text:p text:style-name="P150">Sun Dec 26, 2021 31 minutes on the elliptical at about a speed of 15.5 </text:p>
              <text:p text:style-name="P130">Tues Dec 28, 2021 <text:span text:style-name="T1">2</text:span> miles of walking on the cemetery loop averaging 16:00/mile</text:p>
              <text:p text:style-name="P130">Wed Dec 29, 2021 <text:span text:style-name="T1">2</text:span> miles on the cemetery loop.</text:p>
              <text:p text:style-name="P130">Thur Dec 30, 2021 <text:span text:style-name="T1">2</text:span> miles on the cemetery loop.</text:p>
              <text:p text:style-name="P130">Fri Dec 31, 2021 <text:span text:style-name="T1">2.5</text:span> miles on the cemetery loop.</text:p>
              <text:p text:style-name="P130"/>
              <text:p text:style-name="P130">Happy New Year!</text:p>
              <text:p text:style-name="P130"/>
              <text:p text:style-name="P130">Tues Jan 4, 2022 <text:span text:style-name="T1">2.5</text:span> miles on the indoor track.</text:p>
              <text:p text:style-name="P130">Wed Jan 5, 2022 <text:span text:style-name="T1">2.5</text:span> miles on the indoor track.</text:p>
              <text:p text:style-name="P13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64119962877064241" text:style-name="L13">
        <text:list-item>
          <text:list>
            <text:list-header>
              <text:p text:style-name="P141">12.25 miles in the last week</text:p>
              <text:p text:style-name="P131"/>
              <text:p text:style-name="P131">Sat Feb 5, 2022 3 miles </text:p>
              <text:p text:style-name="P13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519924477559765533" text:style-name="L14">
        <text:list-item>
          <text:list>
            <text:list-header>
              <text:p text:style-name="P13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685409053657754784" text:style-name="L15">
        <text:list-item>
          <text:list>
            <text:list-header>
              <text:p text:style-name="P133">1.5 miles averaging about 9:40/mile and rest 1 min</text:p>
            </text:list-header>
          </text:list>
        </text:list-item>
      </text:list>
      <text:p text:style-name="P23">1 mile in 8:26 and rest 2 min</text:p>
      <text:list xml:id="list6307288913814944178" text:style-name="L16">
        <text:list-item>
          <text:list>
            <text:list-header>
              <text:p text:style-name="P13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082348030872717013" text:style-name="L17">
        <text:list-item>
          <text:list>
            <text:list-header>
              <text:p text:style-name="P135">5.25 miles on roads and bike paths in Oosterwold</text:p>
              <text:p text:style-name="P142">Average pace: 11:08/mile</text:p>
              <text:p text:style-name="P14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65093" text:continue-numbering="true" text:style-name="L17">
        <text:list-item>
          <text:list>
            <text:list-header>
              <text:p text:style-name="P135">5.25 miles on roads and bike paths in Oosterwold</text:p>
              <text:p text:style-name="P142">Average pace: 9:52/mile</text:p>
              <text:p text:style-name="P142">Warm down: 0.25 miles</text:p>
            </text:list-header>
          </text:list>
        </text:list-item>
      </text:list>
      <text:p text:style-name="P10"/>
      <text:p text:style-name="P23">Tues May 17, 2022 no running</text:p>
      <text:list xml:id="list4920365730671151309" text:style-name="L18">
        <text:list-item>
          <text:list>
            <text:list-header>
              <text:p text:style-name="P13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586620376058626055" text:style-name="L19">
        <text:list-item>
          <text:list>
            <text:list-header>
              <text:p text:style-name="P137">1.11 miles at 8:37/mile Ave HR=148 bpm and rest a few minutes</text:p>
              <text:p text:style-name="P137">(Pace*HR)=1275</text:p>
              <text:p text:style-name="P137">2.25 miles at 10:49/mile Ave HR=135 bpm </text:p>
              <text:p text:style-name="P137">(Pace*HR)=1460</text:p>
            </text:list-header>
          </text:list>
        </text:list-item>
      </text:list>
      <text:list xml:id="list6415269925282708832"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40243235" text:continue-list="list1586620376058626055" text:style-name="L19">
        <text:list-item>
          <text:list>
            <text:list-header>
              <text:p text:style-name="P137">(Pace*HR)=1240</text:p>
            </text:list-header>
          </text:list>
        </text:list-item>
      </text:list>
      <text:list xml:id="list40263033" text:continue-list="list4920365730671151309" text:style-name="L18">
        <text:list-item>
          <text:list>
            <text:list-header>
              <text:p text:style-name="P136">2 miles at 10:46/mile Ave HR= 121 bpm and rest a few minutes</text:p>
            </text:list-header>
          </text:list>
        </text:list-item>
      </text:list>
      <text:list xml:id="list40250331" text:continue-list="list40243235" text:style-name="L19">
        <text:list-item>
          <text:list>
            <text:list-header>
              <text:p text:style-name="P137">(Pace*HR)=1300</text:p>
              <text:p text:style-name="P137"/>
            </text:list-header>
          </text:list>
        </text:list-item>
      </text:list>
      <text:p text:style-name="P23">Fri May 20, 2022 <text:span text:style-name="T1">6.25 miles</text:span></text:p>
      <text:p text:style-name="P23">1 miles in 11:02/miles Ave HR= 134 bpm and rest a few minutes</text:p>
      <text:list xml:id="list40240056" text:continue-numbering="true" text:style-name="L19">
        <text:list-item>
          <text:list>
            <text:list-header>
              <text:p text:style-name="P13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64175423910026352" text:style-name="L21">
        <text:list-item>
          <text:list>
            <text:list-header>
              <text:p text:style-name="P13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220747938398748493" text:style-name="L22">
        <text:list-item>
          <text:list>
            <text:list-header>
              <text:p text:style-name="P13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339236346486796907" text:style-name="L23">
        <text:list-item>
          <text:list>
            <text:list-header>
              <text:p text:style-name="P14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62771388602922336" text:style-name="L24">
        <text:list-item>
          <text:list>
            <text:list-header>
              <text:p text:style-name="P144">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24, 2022<text:tab/>29:14<text:tab/>9:08/mile <text:s text:c="9"/>2:55<text:tab/> <text:s text:c="5"/>130</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02T20:01:32.75</dc:date>
    <dc:creator>James Lombardi</dc:creator>
    <meta:editing-duration>P16DT2H19M50S</meta:editing-duration>
    <meta:editing-cycles>1237</meta:editing-cycles>
    <meta:generator>OpenOffice/4.1.2$Win32 OpenOffice.org_project/412m3$Build-9782</meta:generator>
    <meta:document-statistic meta:table-count="0" meta:image-count="9" meta:object-count="0" meta:page-count="133" meta:paragraph-count="3752" meta:word-count="40810" meta:character-count="209263"/>
  </office:meta>
</office:document-meta>
</file>